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22.84pt" svg:y="28.43pt">
            <draw:object draw:notify-on-update-of-ranges="Sheet1.A3:Sheet1.A3 Sheet1.A4:Sheet1.A7 Sheet1.B3:Sheet1.B3 Sheet1.B4:Sheet1.B7 Sheet1.C3:Sheet1.C3 Sheet1.C4:Sheet1.C7 Sheet1.D3:Sheet1.D3 Sheet1.D4:Sheet1.D7 Sheet1.E3:Sheet1.E3 Sheet1.E4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10.23pt" svg:y="30.02pt">
            <draw:object draw:notify-on-update-of-ranges="Sheet1.A11:Sheet1.A11 Sheet1.A12:Sheet1.A15 Sheet1.B11:Sheet1.B11 Sheet1.B12:Sheet1.B15 Sheet1.C11:Sheet1.C11 Sheet1.C12:Sheet1.C15 Sheet1.D11:Sheet1.D11 Sheet1.D12:Sheet1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01.73pt" svg:y="31.63pt">
            <draw:object draw:notify-on-update-of-ranges="Sheet1.A19:Sheet1.A19 Sheet1.A20:Sheet1.A23 Sheet1.B19:Sheet1.B19 Sheet1.B20:Sheet1.B23 Sheet1.C19:Sheet1.C19 Sheet1.C20:Sheet1.C23 Sheet1.D19:Sheet1.D19 Sheet1.D20:Sheet1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22.84pt" svg:y="348.43pt">
            <draw:object draw:notify-on-update-of-ranges="Sheet1.A28:Sheet1.A28 Sheet1.A29:Sheet1.A32 Sheet1.B28:Sheet1.B28 Sheet1.B29:Sheet1.B32 Sheet1.C28:Sheet1.C28 Sheet1.C29:Sheet1.C32 Sheet1.D28:Sheet1.D28 Sheet1.D29:Sheet1.D32 Sheet1.E28:Sheet1.E28 Sheet1.E29:Sheet1.E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799.57pt" svg:y="351.58pt">
            <draw:object draw:notify-on-update-of-ranges="Sheet1.A36:Sheet1.A36 Sheet1.A37:Sheet1.A40 Sheet1.B36:Sheet1.B36 Sheet1.B37:Sheet1.B40 Sheet1.C36:Sheet1.C36 Sheet1.C37:Sheet1.C40 Sheet1.D36:Sheet1.D36 Sheet1.D37:Sheet1.D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296.79pt" svg:y="350.93pt">
            <draw:object draw:notify-on-update-of-ranges="Sheet1.A44:Sheet1.A44 Sheet1.A45:Sheet1.A48 Sheet1.B44:Sheet1.B44 Sheet1.B45:Sheet1.B48 Sheet1.C44:Sheet1.C44 Sheet1.C45:Sheet1.C48 Sheet1.D44:Sheet1.D44 Sheet1.D45:Sheet1.D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322.84pt" svg:y="668.41pt">
            <draw:object draw:notify-on-update-of-ranges="Sheet1.A53:Sheet1.A53 Sheet1.A54:Sheet1.A58 Sheet1.B53:Sheet1.B53 Sheet1.B54:Sheet1.B58 Sheet1.C53:Sheet1.C53 Sheet1.C54:Sheet1.C58 Sheet1.D53:Sheet1.D53 Sheet1.D54:Sheet1.D58 Sheet1.E53:Sheet1.E53 Sheet1.E54:Sheet1.E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800.39pt" svg:y="666.79pt">
            <draw:object draw:notify-on-update-of-ranges="Sheet1.A62:Sheet1.A62 Sheet1.A63:Sheet1.A67 Sheet1.B62:Sheet1.B62 Sheet1.B63:Sheet1.B67 Sheet1.C62:Sheet1.C62 Sheet1.C63:Sheet1.C67 Sheet1.D62:Sheet1.D62 Sheet1.D63:Sheet1.D6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286.93pt" svg:y="670.14pt">
            <draw:object draw:notify-on-update-of-ranges="Sheet1.A71:Sheet1.A71 Sheet1.A72:Sheet1.A76 Sheet1.B71:Sheet1.B71 Sheet1.B72:Sheet1.B76 Sheet1.C71:Sheet1.C71 Sheet1.C72:Sheet1.C76 Sheet1.D71:Sheet1.D71 Sheet1.D72:Sheet1.D7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onte Carlo Pi Computa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2 T</text:p>
          </table:table-cell>
          <table:table-cell office:value-type="string" calcext:value-type="string">
            <text:p>4 T</text:p>
          </table:table-cell>
          <table:table-cell office:value-type="string" calcext:value-type="string">
            <text:p>8 T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622" calcext:value-type="float">
            <text:p>1622</text:p>
          </table:table-cell>
          <table:table-cell office:value-type="float" office:value="816" calcext:value-type="float">
            <text:p>816</text:p>
          </table:table-cell>
          <table:table-cell office:value-type="float" office:value="407" calcext:value-type="float">
            <text:p>40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6252" calcext:value-type="float">
            <text:p>16252</text:p>
          </table:table-cell>
          <table:table-cell office:value-type="float" office:value="8151" calcext:value-type="float">
            <text:p>8151</text:p>
          </table:table-cell>
          <table:table-cell office:value-type="float" office:value="4069" calcext:value-type="float">
            <text:p>4069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 T</text:p>
          </table:table-cell>
          <table:table-cell office:value-type="string" calcext:value-type="string">
            <text:p>4 T</text:p>
          </table:table-cell>
          <table:table-cell office:value-type="string" calcext:value-type="string">
            <text:p>8 T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4]/[.C4]" office:value-type="float" office:value="4.625" calcext:value-type="float">
            <text:p>4.625</text:p>
          </table:table-cell>
          <table:table-cell table:formula="of:=[.B4]/[.D4]" office:value-type="float" office:value="9.25" calcext:value-type="float">
            <text:p>9.25</text:p>
          </table:table-cell>
          <table:table-cell table:formula="of:=[.B4]/[.E4]" office:value-type="float" office:value="18.5" calcext:value-type="float">
            <text:p>18.5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B5]/[.C5]" office:value-type="float" office:value="2" calcext:value-type="float">
            <text:p>2</text:p>
          </table:table-cell>
          <table:table-cell table:formula="of:=[.B5]/[.D5]" office:value-type="float" office:value="3.95121951219512" calcext:value-type="float">
            <text:p>3.95121951219512</text:p>
          </table:table-cell>
          <table:table-cell table:formula="of:=[.B5]/[.E5]" office:value-type="float" office:value="4.62857142857143" calcext:value-type="float">
            <text:p>4.62857142857143</text:p>
          </table:table-cell>
          <table:table-cell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B6]/[.C6]" office:value-type="float" office:value="1.98774509803922" calcext:value-type="float">
            <text:p>1.98774509803922</text:p>
          </table:table-cell>
          <table:table-cell table:formula="of:=[.B6]/[.D6]" office:value-type="float" office:value="3.98525798525799" calcext:value-type="float">
            <text:p>3.98525798525799</text:p>
          </table:table-cell>
          <table:table-cell table:formula="of:=[.B6]/[.E6]" office:value-type="float" office:value="7.65094339622642" calcext:value-type="float">
            <text:p>7.65094339622642</text:p>
          </table:table-cell>
          <table:table-cell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table:formula="of:=[.B7]/[.C7]" office:value-type="float" office:value="1.99386578333947" calcext:value-type="float">
            <text:p>1.99386578333947</text:p>
          </table:table-cell>
          <table:table-cell table:formula="of:=[.B7]/[.D7]" office:value-type="float" office:value="3.99410174490047" calcext:value-type="float">
            <text:p>3.99410174490047</text:p>
          </table:table-cell>
          <table:table-cell table:formula="of:=[.B7]/[.E7]" office:value-type="float" office:value="7.93167398731088" calcext:value-type="float">
            <text:p>7.9316739873108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fficienc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 T</text:p>
          </table:table-cell>
          <table:table-cell office:value-type="string" calcext:value-type="string">
            <text:p>4 T</text:p>
          </table:table-cell>
          <table:table-cell office:value-type="string" calcext:value-type="string">
            <text:p>8 T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12]/2" office:value-type="float" office:value="2.3125" calcext:value-type="float">
            <text:p>2.3125</text:p>
          </table:table-cell>
          <table:table-cell table:formula="of:=[.C12]/4" office:value-type="float" office:value="2.3125" calcext:value-type="float">
            <text:p>2.3125</text:p>
          </table:table-cell>
          <table:table-cell table:formula="of:=[.D12]/8" office:value-type="float" office:value="2.3125" calcext:value-type="float">
            <text:p>2.3125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B13]/2" office:value-type="float" office:value="1" calcext:value-type="float">
            <text:p>1</text:p>
          </table:table-cell>
          <table:table-cell table:formula="of:=[.C13]/4" office:value-type="float" office:value="0.98780487804878" calcext:value-type="float">
            <text:p>0.98780487804878</text:p>
          </table:table-cell>
          <table:table-cell table:formula="of:=[.D13]/8" office:value-type="float" office:value="0.578571428571429" calcext:value-type="float">
            <text:p>0.578571428571429</text:p>
          </table:table-cell>
          <table:table-cell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B14]/2" office:value-type="float" office:value="0.993872549019608" calcext:value-type="float">
            <text:p>0.993872549019608</text:p>
          </table:table-cell>
          <table:table-cell table:formula="of:=[.C14]/4" office:value-type="float" office:value="0.996314496314496" calcext:value-type="float">
            <text:p>0.996314496314496</text:p>
          </table:table-cell>
          <table:table-cell table:formula="of:=[.D14]/8" office:value-type="float" office:value="0.956367924528302" calcext:value-type="float">
            <text:p>0.956367924528302</text:p>
          </table:table-cell>
          <table:table-cell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table:formula="of:=[.B15]/2" office:value-type="float" office:value="0.996932891669734" calcext:value-type="float">
            <text:p>0.996932891669734</text:p>
          </table:table-cell>
          <table:table-cell table:formula="of:=[.C15]/4" office:value-type="float" office:value="0.998525436225117" calcext:value-type="float">
            <text:p>0.998525436225117</text:p>
          </table:table-cell>
          <table:table-cell table:formula="of:=[.D15]/8" office:value-type="float" office:value="0.99145924841386" calcext:value-type="float">
            <text:p>0.9914592484138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2D heat stenci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2 T</text:p>
          </table:table-cell>
          <table:table-cell office:value-type="string" calcext:value-type="string">
            <text:p>4 T</text:p>
          </table:table-cell>
          <table:table-cell office:value-type="string" calcext:value-type="string">
            <text:p>8 T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 T</text:p>
          </table:table-cell>
          <table:table-cell office:value-type="string" calcext:value-type="string">
            <text:p>4 T</text:p>
          </table:table-cell>
          <table:table-cell office:value-type="string" calcext:value-type="string">
            <text:p>8 T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9]/[.C29]" office:value-type="float" office:value="2" calcext:value-type="float">
            <text:p>2</text:p>
          </table:table-cell>
          <table:table-cell table:formula="of:=[.B29]/[.D29]" office:value-type="float" office:value="4" calcext:value-type="float">
            <text:p>4</text:p>
          </table:table-cell>
          <table:table-cell table:formula="of:=[.B29]/[.E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B30]/[.D30]" office:value-type="float" office:value="4.66666666666667" calcext:value-type="float">
            <text:p>4.66666666666667</text:p>
          </table:table-cell>
          <table:table-cell table:formula="of:=[.B30]/[.E3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31]/[.C31]" office:value-type="float" office:value="2" calcext:value-type="float">
            <text:p>2</text:p>
          </table:table-cell>
          <table:table-cell table:formula="of:=[.B31]/[.D31]" office:value-type="float" office:value="4.125" calcext:value-type="float">
            <text:p>4.125</text:p>
          </table:table-cell>
          <table:table-cell table:formula="of:=[.B31]/[.E31]" office:value-type="float" office:value="7.33333333333333" calcext:value-type="float">
            <text:p>7.33333333333333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B32]/[.C32]" office:value-type="float" office:value="2.14285714285714" calcext:value-type="float">
            <text:p>2.14285714285714</text:p>
          </table:table-cell>
          <table:table-cell table:formula="of:=[.B32]/[.D32]" office:value-type="float" office:value="4.23913043478261" calcext:value-type="float">
            <text:p>4.23913043478261</text:p>
          </table:table-cell>
          <table:table-cell table:formula="of:=[.B32]/[.E32]" office:value-type="float" office:value="8.47826086956522" calcext:value-type="float">
            <text:p>8.4782608695652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fficienc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 T</text:p>
          </table:table-cell>
          <table:table-cell office:value-type="string" calcext:value-type="string">
            <text:p>4 T</text:p>
          </table:table-cell>
          <table:table-cell office:value-type="string" calcext:value-type="string">
            <text:p>8 T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7]/2" office:value-type="float" office:value="1" calcext:value-type="float">
            <text:p>1</text:p>
          </table:table-cell>
          <table:table-cell table:formula="of:=[.C37]/4" office:value-type="float" office:value="1" calcext:value-type="float">
            <text:p>1</text:p>
          </table:table-cell>
          <table:table-cell table:formula="of:=[.D37]/8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8]/2" office:value-type="float" office:value="1" calcext:value-type="float">
            <text:p>1</text:p>
          </table:table-cell>
          <table:table-cell table:formula="of:=[.C38]/4" office:value-type="float" office:value="1.16666666666667" calcext:value-type="float">
            <text:p>1.16666666666667</text:p>
          </table:table-cell>
          <table:table-cell table:formula="of:=[.D38]/8"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39]/2" office:value-type="float" office:value="1" calcext:value-type="float">
            <text:p>1</text:p>
          </table:table-cell>
          <table:table-cell table:formula="of:=[.C39]/4" office:value-type="float" office:value="1.03125" calcext:value-type="float">
            <text:p>1.03125</text:p>
          </table:table-cell>
          <table:table-cell table:formula="of:=[.D39]/8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B40]/2" office:value-type="float" office:value="1.07142857142857" calcext:value-type="float">
            <text:p>1.07142857142857</text:p>
          </table:table-cell>
          <table:table-cell table:formula="of:=[.C40]/4" office:value-type="float" office:value="1.05978260869565" calcext:value-type="float">
            <text:p>1.05978260869565</text:p>
          </table:table-cell>
          <table:table-cell table:formula="of:=[.D40]/8" office:value-type="float" office:value="1.05978260869565" calcext:value-type="float">
            <text:p>1.0597826086956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Matrix Multiplica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2 T</text:p>
          </table:table-cell>
          <table:table-cell office:value-type="string" calcext:value-type="string">
            <text:p>4 T</text:p>
          </table:table-cell>
          <table:table-cell office:value-type="string" calcext:value-type="string">
            <text:p>8 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8" calcext:value-type="float">
            <text:p>0.68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87" calcext:value-type="float">
            <text:p>8.87</text:p>
          </table:table-cell>
          <table:table-cell office:value-type="float" office:value="4.78" calcext:value-type="float">
            <text:p>4.78</text:p>
          </table:table-cell>
          <table:table-cell office:value-type="float" office:value="2.4" calcext:value-type="float">
            <text:p>2.4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.9" calcext:value-type="float">
            <text:p>31.9</text:p>
          </table:table-cell>
          <table:table-cell office:value-type="float" office:value="16.29" calcext:value-type="float">
            <text:p>16.29</text:p>
          </table:table-cell>
          <table:table-cell office:value-type="float" office:value="8.83" calcext:value-type="float">
            <text:p>8.83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21.74" calcext:value-type="float">
            <text:p>21.74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" calcext:value-type="float">
            <text:p>150</text:p>
          </table:table-cell>
          <table:table-cell office:value-type="float" office:value="81.6" calcext:value-type="float">
            <text:p>81.6</text:p>
          </table:table-cell>
          <table:table-cell office:value-type="float" office:value="44.5" calcext:value-type="float">
            <text:p>44.5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 T</text:p>
          </table:table-cell>
          <table:table-cell office:value-type="string" calcext:value-type="string">
            <text:p>4 T</text:p>
          </table:table-cell>
          <table:table-cell office:value-type="string" calcext:value-type="string">
            <text:p>8 T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54]/[.C54]" office:value-type="float" office:value="1.94285714285714" calcext:value-type="float">
            <text:p>1.94285714285714</text:p>
          </table:table-cell>
          <table:table-cell table:formula="of:=[.B54]/[.D54]" office:value-type="float" office:value="3.4" calcext:value-type="float">
            <text:p>3.4</text:p>
          </table:table-cell>
          <table:table-cell table:formula="of:=[.B54]/[.E54]" office:value-type="float" office:value="5.66666666666667" calcext:value-type="float">
            <text:p>5.6666666666666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55]/[.C55]" office:value-type="float" office:value="1.85564853556485" calcext:value-type="float">
            <text:p>1.85564853556485</text:p>
          </table:table-cell>
          <table:table-cell table:formula="of:=[.B55]/[.D55]" office:value-type="float" office:value="3.69583333333333" calcext:value-type="float">
            <text:p>3.69583333333333</text:p>
          </table:table-cell>
          <table:table-cell table:formula="of:=[.B55]/[.E55]" office:value-type="float" office:value="6.38129496402878" calcext:value-type="float">
            <text:p>6.38129496402878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56]/[.C56]" office:value-type="float" office:value="1.95825659914058" calcext:value-type="float">
            <text:p>1.95825659914058</text:p>
          </table:table-cell>
          <table:table-cell table:formula="of:=[.B56]/[.D56]" office:value-type="float" office:value="3.61268403171008" calcext:value-type="float">
            <text:p>3.61268403171008</text:p>
          </table:table-cell>
          <table:table-cell table:formula="of:=[.B56]/[.E56]" office:value-type="float" office:value="6.29191321499014" calcext:value-type="float">
            <text:p>6.2919132149901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57]/[.C57]" office:value-type="float" office:value="1.95" calcext:value-type="float">
            <text:p>1.95</text:p>
          </table:table-cell>
          <table:table-cell table:formula="of:=[.B57]/[.D57]" office:value-type="float" office:value="3.58785648574057" calcext:value-type="float">
            <text:p>3.58785648574057</text:p>
          </table:table-cell>
          <table:table-cell table:formula="of:=[.B57]/[.E57]" office:value-type="float" office:value="6.16113744075829" calcext:value-type="float">
            <text:p>6.16113744075829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B58]/[.C58]" office:value-type="float" office:value="1.83823529411765" calcext:value-type="float">
            <text:p>1.83823529411765</text:p>
          </table:table-cell>
          <table:table-cell table:formula="of:=[.B58]/[.D58]" office:value-type="float" office:value="3.37078651685393" calcext:value-type="float">
            <text:p>3.37078651685393</text:p>
          </table:table-cell>
          <table:table-cell table:formula="of:=[.B58]/[.E58]" office:value-type="float" office:value="5.93119810201661" calcext:value-type="float">
            <text:p>5.9311981020166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fficienc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 T</text:p>
          </table:table-cell>
          <table:table-cell office:value-type="string" calcext:value-type="string">
            <text:p>4 T</text:p>
          </table:table-cell>
          <table:table-cell office:value-type="string" calcext:value-type="string">
            <text:p>8 T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63]/2" office:value-type="float" office:value="0.971428571428571" calcext:value-type="float">
            <text:p>0.971428571428571</text:p>
          </table:table-cell>
          <table:table-cell table:formula="of:=[.C63]/4" office:value-type="float" office:value="0.85" calcext:value-type="float">
            <text:p>0.85</text:p>
          </table:table-cell>
          <table:table-cell table:formula="of:=[.D63]/8" office:value-type="float" office:value="0.708333333333333" calcext:value-type="float">
            <text:p>0.70833333333333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64]/2" office:value-type="float" office:value="0.927824267782427" calcext:value-type="float">
            <text:p>0.927824267782427</text:p>
          </table:table-cell>
          <table:table-cell table:formula="of:=[.C64]/4" office:value-type="float" office:value="0.923958333333333" calcext:value-type="float">
            <text:p>0.923958333333333</text:p>
          </table:table-cell>
          <table:table-cell table:formula="of:=[.D64]/8" office:value-type="float" office:value="0.797661870503597" calcext:value-type="float">
            <text:p>0.797661870503597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65]/2" office:value-type="float" office:value="0.979128299570288" calcext:value-type="float">
            <text:p>0.979128299570288</text:p>
          </table:table-cell>
          <table:table-cell table:formula="of:=[.C65]/4" office:value-type="float" office:value="0.90317100792752" calcext:value-type="float">
            <text:p>0.90317100792752</text:p>
          </table:table-cell>
          <table:table-cell table:formula="of:=[.D65]/8" office:value-type="float" office:value="0.786489151873767" calcext:value-type="float">
            <text:p>0.78648915187376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66]/2" office:value-type="float" office:value="0.975" calcext:value-type="float">
            <text:p>0.975</text:p>
          </table:table-cell>
          <table:table-cell table:formula="of:=[.C66]/4" office:value-type="float" office:value="0.896964121435143" calcext:value-type="float">
            <text:p>0.896964121435143</text:p>
          </table:table-cell>
          <table:table-cell table:formula="of:=[.D66]/8" office:value-type="float" office:value="0.770142180094787" calcext:value-type="float">
            <text:p>0.770142180094787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B67]/2" office:value-type="float" office:value="0.919117647058824" calcext:value-type="float">
            <text:p>0.919117647058824</text:p>
          </table:table-cell>
          <table:table-cell table:formula="of:=[.C67]/4" office:value-type="float" office:value="0.842696629213483" calcext:value-type="float">
            <text:p>0.842696629213483</text:p>
          </table:table-cell>
          <table:table-cell table:formula="of:=[.D67]/8" office:value-type="float" office:value="0.741399762752076" calcext:value-type="float">
            <text:p>0.7413997627520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4T07:53:20.323970715</meta:creation-date>
    <dc:date>2019-12-04T08:21:05.638643357</dc:date>
    <meta:editing-duration>PT17M4S</meta:editing-duration>
    <meta:editing-cycles>5</meta:editing-cycles>
    <meta:generator>LibreOffice/6.3.2.2$Linux_X86_64 LibreOffice_project/30$Build-2</meta:generator>
    <meta:document-statistic meta:table-count="1" meta:cell-count="217" meta:object-count="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Monte Carlo Pi</text:p>
        </chart:title>
        <chart:legend chart:legend-position="end" svg:x="14.1cm" svg:y="3.454cm" style:legend-expansion="high" chart:style-name="ch3"/>
        <chart:plot-area chart:style-name="ch4" table:cell-range-address="Sheet1.A3:Sheet1.E7" chart:data-source-has-labels="both" svg:x="1.331cm" svg:y="1.275cm" svg:width="12.449cm" svg:height="6.564cm">
          <chartooo:coordinate-region svg:x="2.138cm" svg:y="1.474cm" svg:width="10.159cm" svg:height="5.718cm"/>
          <chart:axis chart:dimension="x" chart:name="primary-x" chart:style-name="ch5" chartooo:axis-type="auto">
            <chartooo:date-scale/>
            <chart:title svg:x="7.379cm" svg:y="8.019cm" chart:style-name="ch6">
              <text:p>N</text:p>
            </chart:title>
            <chart:categories table:cell-range-address="Sheet1.A4:Sheet1.A7"/>
            <chart:grid chart:style-name="ch7" chart:class="major"/>
          </chart:axis>
          <chart:axis chart:dimension="y" chart:name="primary-y" chart:style-name="ch8">
            <chart:title svg:x="0.451cm" svg:y="5.117cm" chart:style-name="ch9">
              <text:p>time [s]</text:p>
            </chart:title>
            <chart:grid chart:style-name="ch7" chart:class="major"/>
          </chart:axis>
          <chart:series chart:style-name="ch10" chart:values-cell-range-address="Sheet1.B4:Sheet1.B7" chart:label-cell-address="Sheet1.B3:Sheet1.B3" chart:class="chart:line">
            <chart:data-point chart:repeated="4"/>
          </chart:series>
          <chart:series chart:style-name="ch11" chart:values-cell-range-address="Sheet1.C4:Sheet1.C7" chart:label-cell-address="Sheet1.C3:Sheet1.C3" chart:class="chart:line">
            <chart:data-point chart:repeated="4"/>
          </chart:series>
          <chart:series chart:style-name="ch12" chart:values-cell-range-address="Sheet1.D4:Sheet1.D7" chart:label-cell-address="Sheet1.D3:Sheet1.D3" chart:class="chart:line">
            <chart:data-point chart:repeated="4"/>
          </chart:series>
          <chart:series chart:style-name="ch13" chart:values-cell-range-address="Sheet1.E4:Sheet1.E7" chart:label-cell-address="Sheet1.E3:Sheet1.E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3:Sheet1.B3</svg:desc>
                </draw:g>
              </table:table-cell>
              <table:table-cell office:value-type="string">
                <text:p>2 T</text:p>
                <draw:g>
                  <svg:desc>Sheet1.C3:Sheet1.C3</svg:desc>
                </draw:g>
              </table:table-cell>
              <table:table-cell office:value-type="string">
                <text:p>4 T</text:p>
                <draw:g>
                  <svg:desc>Sheet1.D3:Sheet1.D3</svg:desc>
                </draw:g>
              </table:table-cell>
              <table:table-cell office:value-type="string">
                <text:p>8 T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Sheet1.A4:Sheet1.A7</svg:desc>
                </draw:g>
              </table:table-cell>
              <table:table-cell office:value-type="float" office:value="37">
                <text:p>37</text:p>
                <draw:g>
                  <svg:desc>Sheet1.B4:Sheet1.B7</svg:desc>
                </draw:g>
              </table:table-cell>
              <table:table-cell office:value-type="float" office:value="8">
                <text:p>8</text:p>
                <draw:g>
                  <svg:desc>Sheet1.C4:Sheet1.C7</svg:desc>
                </draw:g>
              </table:table-cell>
              <table:table-cell office:value-type="float" office:value="4">
                <text:p>4</text:p>
                <draw:g>
                  <svg:desc>Sheet1.D4:Sheet1.D7</svg:desc>
                </draw:g>
              </table:table-cell>
              <table:table-cell office:value-type="float" office:value="2">
                <text:p>2</text:p>
                <draw:g>
                  <svg:desc>Sheet1.E4:Sheet1.E7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62">
                <text:p>162</text:p>
              </table:table-cell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622">
                <text:p>1622</text:p>
              </table:table-cell>
              <table:table-cell office:value-type="float" office:value="816">
                <text:p>816</text:p>
              </table:table-cell>
              <table:table-cell office:value-type="float" office:value="407">
                <text:p>40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6252">
                <text:p>16252</text:p>
              </table:table-cell>
              <table:table-cell office:value-type="float" office:value="8151">
                <text:p>8151</text:p>
              </table:table-cell>
              <table:table-cell office:value-type="float" office:value="4069">
                <text:p>4069</text:p>
              </table:table-cell>
              <table:table-cell office:value-type="float" office:value="2049">
                <text:p>2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Speedup Monte Carlo Pi</text:p>
        </chart:title>
        <chart:legend chart:legend-position="end" svg:x="14.742cm" svg:y="3.703cm" style:legend-expansion="high" chart:style-name="ch3"/>
        <chart:plot-area chart:style-name="ch4" table:cell-range-address="Sheet1.A11:Sheet1.D15" chart:data-source-has-labels="both" svg:x="1.331cm" svg:y="1.275cm" svg:width="13.091cm" svg:height="7.545cm">
          <chartooo:coordinate-region svg:x="1.952cm" svg:y="1.474cm" svg:width="12.47cm" svg:height="6.699cm"/>
          <chart:axis chart:dimension="x" chart:name="primary-x" chart:style-name="ch5" chartooo:axis-type="auto">
            <chartooo:date-scale/>
            <chart:categories table:cell-range-address="Sheet1.A12:Sheet1.A15"/>
          </chart:axis>
          <chart:axis chart:dimension="y" chart:name="primary-y" chart:style-name="ch6">
            <chart:title svg:x="0.451cm" svg:y="5.739cm" chart:style-name="ch7">
              <text:p>speedup</text:p>
            </chart:title>
            <chart:grid chart:style-name="ch8" chart:class="major"/>
          </chart:axis>
          <chart:series chart:style-name="ch9" chart:values-cell-range-address="Sheet1.B12:Sheet1.B15" chart:label-cell-address="Sheet1.B11:Sheet1.B11" chart:class="chart:bar">
            <chart:data-point chart:repeated="4"/>
          </chart:series>
          <chart:series chart:style-name="ch10" chart:values-cell-range-address="Sheet1.C12:Sheet1.C15" chart:label-cell-address="Sheet1.C11:Sheet1.C11" chart:class="chart:bar">
            <chart:data-point chart:repeated="4"/>
          </chart:series>
          <chart:series chart:style-name="ch11" chart:values-cell-range-address="Sheet1.D12:Sheet1.D15" chart:label-cell-address="Sheet1.D11:Sheet1.D1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</text:p>
                <draw:g>
                  <svg:desc>Sheet1.B11:Sheet1.B11</svg:desc>
                </draw:g>
              </table:table-cell>
              <table:table-cell office:value-type="string">
                <text:p>4 T</text:p>
                <draw:g>
                  <svg:desc>Sheet1.C11:Sheet1.C11</svg:desc>
                </draw:g>
              </table:table-cell>
              <table:table-cell office:value-type="string">
                <text:p>8 T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Sheet1.A12:Sheet1.A15</svg:desc>
                </draw:g>
              </table:table-cell>
              <table:table-cell office:value-type="float" office:value="4.625">
                <text:p>4.625</text:p>
                <draw:g>
                  <svg:desc>Sheet1.B12:Sheet1.B15</svg:desc>
                </draw:g>
              </table:table-cell>
              <table:table-cell office:value-type="float" office:value="9.25">
                <text:p>9.25</text:p>
                <draw:g>
                  <svg:desc>Sheet1.C12:Sheet1.C15</svg:desc>
                </draw:g>
              </table:table-cell>
              <table:table-cell office:value-type="float" office:value="18.5">
                <text:p>18.5</text:p>
                <draw:g>
                  <svg:desc>Sheet1.D12:Sheet1.D1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">
                <text:p>2</text:p>
              </table:table-cell>
              <table:table-cell office:value-type="float" office:value="3.95121951219512">
                <text:p>3.95121951219512</text:p>
              </table:table-cell>
              <table:table-cell office:value-type="float" office:value="4.62857142857143">
                <text:p>4.6285714285714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98774509803922">
                <text:p>1.98774509803922</text:p>
              </table:table-cell>
              <table:table-cell office:value-type="float" office:value="3.98525798525799">
                <text:p>3.98525798525799</text:p>
              </table:table-cell>
              <table:table-cell office:value-type="float" office:value="7.65094339622642">
                <text:p>7.65094339622642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99386578333947">
                <text:p>1.99386578333947</text:p>
              </table:table-cell>
              <table:table-cell office:value-type="float" office:value="3.99410174490047">
                <text:p>3.99410174490047</text:p>
              </table:table-cell>
              <table:table-cell office:value-type="float" office:value="7.93167398731088">
                <text:p>7.93167398731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03cm" svg:y="0.316cm" chart:style-name="ch2">
          <text:p>Efficiency Monte Carlo Pi</text:p>
        </chart:title>
        <chart:legend chart:legend-position="end" svg:x="14.742cm" svg:y="3.703cm" style:legend-expansion="high" chart:style-name="ch3"/>
        <chart:plot-area chart:style-name="ch4" table:cell-range-address="Sheet1.A19:Sheet1.D23" chart:data-source-has-labels="both" svg:x="1.331cm" svg:y="1.275cm" svg:width="13.091cm" svg:height="7.545cm">
          <chartooo:coordinate-region svg:x="2.058cm" svg:y="1.474cm" svg:width="12.364cm" svg:height="6.699cm"/>
          <chart:axis chart:dimension="x" chart:name="primary-x" chart:style-name="ch5" chartooo:axis-type="auto">
            <chartooo:date-scale/>
            <chart:categories table:cell-range-address="Sheet1.A20:Sheet1.A23"/>
          </chart:axis>
          <chart:axis chart:dimension="y" chart:name="primary-y" chart:style-name="ch6">
            <chart:title svg:x="0.451cm" svg:y="5.779cm" chart:style-name="ch7">
              <text:p>efficiency</text:p>
            </chart:title>
            <chart:grid chart:style-name="ch8" chart:class="major"/>
          </chart:axis>
          <chart:series chart:style-name="ch9" chart:values-cell-range-address="Sheet1.B20:Sheet1.B23" chart:label-cell-address="Sheet1.B19:Sheet1.B19" chart:class="chart:bar">
            <chart:data-point chart:repeated="4"/>
          </chart:series>
          <chart:series chart:style-name="ch10" chart:values-cell-range-address="Sheet1.C20:Sheet1.C23" chart:label-cell-address="Sheet1.C19:Sheet1.C19" chart:class="chart:bar">
            <chart:data-point chart:repeated="4"/>
          </chart:series>
          <chart:series chart:style-name="ch11" chart:values-cell-range-address="Sheet1.D20:Sheet1.D23" chart:label-cell-address="Sheet1.D19:Sheet1.D19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</text:p>
                <draw:g>
                  <svg:desc>Sheet1.B19:Sheet1.B19</svg:desc>
                </draw:g>
              </table:table-cell>
              <table:table-cell office:value-type="string">
                <text:p>4 T</text:p>
                <draw:g>
                  <svg:desc>Sheet1.C19:Sheet1.C19</svg:desc>
                </draw:g>
              </table:table-cell>
              <table:table-cell office:value-type="string">
                <text:p>8 T</text:p>
                <draw:g>
                  <svg:desc>Sheet1.D19:Sheet1.D19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Sheet1.A20:Sheet1.A23</svg:desc>
                </draw:g>
              </table:table-cell>
              <table:table-cell office:value-type="float" office:value="2.3125">
                <text:p>2.3125</text:p>
                <draw:g>
                  <svg:desc>Sheet1.B20:Sheet1.B23</svg:desc>
                </draw:g>
              </table:table-cell>
              <table:table-cell office:value-type="float" office:value="2.3125">
                <text:p>2.3125</text:p>
                <draw:g>
                  <svg:desc>Sheet1.C20:Sheet1.C23</svg:desc>
                </draw:g>
              </table:table-cell>
              <table:table-cell office:value-type="float" office:value="2.3125">
                <text:p>2.3125</text:p>
                <draw:g>
                  <svg:desc>Sheet1.D20:Sheet1.D23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">
                <text:p>1</text:p>
              </table:table-cell>
              <table:table-cell office:value-type="float" office:value="0.98780487804878">
                <text:p>0.98780487804878</text:p>
              </table:table-cell>
              <table:table-cell office:value-type="float" office:value="0.578571428571429">
                <text:p>0.578571428571429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993872549019608">
                <text:p>0.993872549019608</text:p>
              </table:table-cell>
              <table:table-cell office:value-type="float" office:value="0.996314496314496">
                <text:p>0.996314496314496</text:p>
              </table:table-cell>
              <table:table-cell office:value-type="float" office:value="0.956367924528302">
                <text:p>0.956367924528302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0.996932891669734">
                <text:p>0.996932891669734</text:p>
              </table:table-cell>
              <table:table-cell office:value-type="float" office:value="0.998525436225117">
                <text:p>0.998525436225117</text:p>
              </table:table-cell>
              <table:table-cell office:value-type="float" office:value="0.99145924841386">
                <text:p>0.991459248413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2D heat stencil</text:p>
        </chart:title>
        <chart:legend chart:legend-position="end" svg:x="14.1cm" svg:y="3.454cm" style:legend-expansion="high" chart:style-name="ch3"/>
        <chart:plot-area chart:style-name="ch4" table:cell-range-address="Sheet1.A28:Sheet1.E32" chart:data-source-has-labels="both" svg:x="1.331cm" svg:y="1.275cm" svg:width="12.449cm" svg:height="6.564cm">
          <chartooo:coordinate-region svg:x="2.138cm" svg:y="1.474cm" svg:width="11.362cm" svg:height="5.718cm"/>
          <chart:axis chart:dimension="x" chart:name="primary-x" chart:style-name="ch5" chartooo:axis-type="auto">
            <chart:title svg:x="7.379cm" svg:y="8.019cm" chart:style-name="ch6">
              <text:p>N</text:p>
            </chart:title>
            <chart:categories table:cell-range-address="Sheet1.A29:Sheet1.A32"/>
            <chart:grid chart:style-name="ch7" chart:class="major"/>
          </chart:axis>
          <chart:axis chart:dimension="y" chart:name="primary-y" chart:style-name="ch5">
            <chart:title svg:x="0.451cm" svg:y="5.117cm" chart:style-name="ch8">
              <text:p>time [s]</text:p>
            </chart:title>
            <chart:grid chart:style-name="ch7" chart:class="major"/>
          </chart:axis>
          <chart:series chart:style-name="ch9" chart:values-cell-range-address="Sheet1.B29:Sheet1.B32" chart:label-cell-address="Sheet1.B28:Sheet1.B28" chart:class="chart:scatter">
            <chart:domain table:cell-range-address="Sheet1.A29:Sheet1.A32"/>
            <chart:data-point chart:repeated="4"/>
          </chart:series>
          <chart:series chart:style-name="ch10" chart:values-cell-range-address="Sheet1.C29:Sheet1.C32" chart:label-cell-address="Sheet1.C28:Sheet1.C28" chart:class="chart:scatter">
            <chart:data-point chart:repeated="4"/>
          </chart:series>
          <chart:series chart:style-name="ch11" chart:values-cell-range-address="Sheet1.D29:Sheet1.D32" chart:label-cell-address="Sheet1.D28:Sheet1.D28" chart:class="chart:scatter">
            <chart:data-point chart:repeated="4"/>
          </chart:series>
          <chart:series chart:style-name="ch12" chart:values-cell-range-address="Sheet1.E29:Sheet1.E32" chart:label-cell-address="Sheet1.E28:Sheet1.E28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28:Sheet1.B28</svg:desc>
                </draw:g>
              </table:table-cell>
              <table:table-cell office:value-type="string">
                <text:p>2 T</text:p>
                <draw:g>
                  <svg:desc>Sheet1.C28:Sheet1.C28</svg:desc>
                </draw:g>
              </table:table-cell>
              <table:table-cell office:value-type="string">
                <text:p>4 T</text:p>
                <draw:g>
                  <svg:desc>Sheet1.D28:Sheet1.D28</svg:desc>
                </draw:g>
              </table:table-cell>
              <table:table-cell office:value-type="string">
                <text:p>8 T</text:p>
                <draw:g>
                  <svg:desc>Sheet1.E28:Sheet1.E28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A29:Sheet1.A32</svg:desc>
                </draw:g>
              </table:table-cell>
              <table:table-cell office:value-type="float" office:value="4">
                <text:p>4</text:p>
                <draw:g>
                  <svg:desc>Sheet1.B29:Sheet1.B32</svg:desc>
                </draw:g>
              </table:table-cell>
              <table:table-cell office:value-type="float" office:value="2">
                <text:p>2</text:p>
                <draw:g>
                  <svg:desc>Sheet1.C29:Sheet1.C32</svg:desc>
                </draw:g>
              </table:table-cell>
              <table:table-cell office:value-type="float" office:value="1">
                <text:p>1</text:p>
                <draw:g>
                  <svg:desc>Sheet1.D29:Sheet1.D32</svg:desc>
                </draw:g>
              </table:table-cell>
              <table:table-cell office:value-type="float" office:value="0">
                <text:p>0</text:p>
                <draw:g>
                  <svg:desc>Sheet1.E29:Sheet1.E32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95">
                <text:p>195</text:p>
              </table:table-cell>
              <table:table-cell office:value-type="float" office:value="91">
                <text:p>91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09cm" svg:y="0.316cm" chart:style-name="ch2">
          <text:p>Speedup 2D heat stencil</text:p>
        </chart:title>
        <chart:legend chart:legend-position="end" svg:x="14.742cm" svg:y="3.703cm" style:legend-expansion="high" chart:style-name="ch3"/>
        <chart:plot-area chart:style-name="ch4" table:cell-range-address="Sheet1.A36:Sheet1.D40" chart:data-source-has-labels="both" svg:x="1.331cm" svg:y="1.275cm" svg:width="13.091cm" svg:height="7.545cm">
          <chartooo:coordinate-region svg:x="1.767cm" svg:y="1.475cm" svg:width="12.655cm" svg:height="6.698cm"/>
          <chart:axis chart:dimension="x" chart:name="primary-x" chart:style-name="ch5" chartooo:axis-type="auto">
            <chartooo:date-scale/>
            <chart:categories table:cell-range-address="Sheet1.A37:Sheet1.A40"/>
          </chart:axis>
          <chart:axis chart:dimension="y" chart:name="primary-y" chart:style-name="ch6">
            <chart:title svg:x="0.451cm" svg:y="5.739cm" chart:style-name="ch7">
              <text:p>speedup</text:p>
            </chart:title>
            <chart:grid chart:style-name="ch8" chart:class="major"/>
          </chart:axis>
          <chart:series chart:style-name="ch9" chart:values-cell-range-address="Sheet1.B37:Sheet1.B40" chart:label-cell-address="Sheet1.B36:Sheet1.B36" chart:class="chart:bar">
            <chart:data-point chart:repeated="4"/>
          </chart:series>
          <chart:series chart:style-name="ch10" chart:values-cell-range-address="Sheet1.C37:Sheet1.C40" chart:label-cell-address="Sheet1.C36:Sheet1.C36" chart:class="chart:bar">
            <chart:data-point chart:repeated="4"/>
          </chart:series>
          <chart:series chart:style-name="ch11" chart:values-cell-range-address="Sheet1.D37:Sheet1.D40" chart:label-cell-address="Sheet1.D36:Sheet1.D3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</text:p>
                <draw:g>
                  <svg:desc>Sheet1.B36:Sheet1.B36</svg:desc>
                </draw:g>
              </table:table-cell>
              <table:table-cell office:value-type="string">
                <text:p>4 T</text:p>
                <draw:g>
                  <svg:desc>Sheet1.C36:Sheet1.C36</svg:desc>
                </draw:g>
              </table:table-cell>
              <table:table-cell office:value-type="string">
                <text:p>8 T</text:p>
                <draw:g>
                  <svg:desc>Sheet1.D36:Sheet1.D36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A37:Sheet1.A40</svg:desc>
                </draw:g>
              </table:table-cell>
              <table:table-cell office:value-type="float" office:value="2">
                <text:p>2</text:p>
                <draw:g>
                  <svg:desc>Sheet1.B37:Sheet1.B40</svg:desc>
                </draw:g>
              </table:table-cell>
              <table:table-cell office:value-type="float" office:value="4">
                <text:p>4</text:p>
                <draw:g>
                  <svg:desc>Sheet1.C37:Sheet1.C40</svg:desc>
                </draw:g>
              </table:table-cell>
              <table:table-cell office:value-type="float" office:value="NaN">
                <text:p>NaN</text:p>
                <draw:g>
                  <svg:desc>Sheet1.D37:Sheet1.D40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4.125">
                <text:p>4.125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4.23913043478261">
                <text:p>4.23913043478261</text:p>
              </table:table-cell>
              <table:table-cell office:value-type="float" office:value="8.47826086956522">
                <text:p>8.478260869565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9cm" svg:y="0.316cm" chart:style-name="ch2">
          <text:p>Efficiency 2D heat stencil</text:p>
        </chart:title>
        <chart:legend chart:legend-position="end" svg:x="14.742cm" svg:y="3.703cm" style:legend-expansion="high" chart:style-name="ch3"/>
        <chart:plot-area chart:style-name="ch4" table:cell-range-address="Sheet1.A44:Sheet1.D48" chart:data-source-has-labels="both" svg:x="1.331cm" svg:y="1.275cm" svg:width="13.091cm" svg:height="7.545cm">
          <chartooo:coordinate-region svg:x="2.058cm" svg:y="1.475cm" svg:width="12.364cm" svg:height="6.698cm"/>
          <chart:axis chart:dimension="x" chart:name="primary-x" chart:style-name="ch5" chartooo:axis-type="auto">
            <chartooo:date-scale/>
            <chart:categories table:cell-range-address="Sheet1.A45:Sheet1.A48"/>
          </chart:axis>
          <chart:axis chart:dimension="y" chart:name="primary-y" chart:style-name="ch6">
            <chart:title svg:x="0.451cm" svg:y="5.779cm" chart:style-name="ch7">
              <text:p>efficiency</text:p>
            </chart:title>
            <chart:grid chart:style-name="ch8" chart:class="major"/>
          </chart:axis>
          <chart:series chart:style-name="ch9" chart:values-cell-range-address="Sheet1.B45:Sheet1.B48" chart:label-cell-address="Sheet1.B44:Sheet1.B44" chart:class="chart:bar">
            <chart:data-point chart:repeated="4"/>
          </chart:series>
          <chart:series chart:style-name="ch10" chart:values-cell-range-address="Sheet1.C45:Sheet1.C48" chart:label-cell-address="Sheet1.C44:Sheet1.C44" chart:class="chart:bar">
            <chart:data-point chart:repeated="4"/>
          </chart:series>
          <chart:series chart:style-name="ch11" chart:values-cell-range-address="Sheet1.D45:Sheet1.D48" chart:label-cell-address="Sheet1.D44:Sheet1.D4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</text:p>
                <draw:g>
                  <svg:desc>Sheet1.B44:Sheet1.B44</svg:desc>
                </draw:g>
              </table:table-cell>
              <table:table-cell office:value-type="string">
                <text:p>4 T</text:p>
                <draw:g>
                  <svg:desc>Sheet1.C44:Sheet1.C44</svg:desc>
                </draw:g>
              </table:table-cell>
              <table:table-cell office:value-type="string">
                <text:p>8 T</text:p>
                <draw:g>
                  <svg:desc>Sheet1.D44:Sheet1.D44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A45:Sheet1.A48</svg:desc>
                </draw:g>
              </table:table-cell>
              <table:table-cell office:value-type="float" office:value="1">
                <text:p>1</text:p>
                <draw:g>
                  <svg:desc>Sheet1.B45:Sheet1.B48</svg:desc>
                </draw:g>
              </table:table-cell>
              <table:table-cell office:value-type="float" office:value="1">
                <text:p>1</text:p>
                <draw:g>
                  <svg:desc>Sheet1.C45:Sheet1.C48</svg:desc>
                </draw:g>
              </table:table-cell>
              <table:table-cell office:value-type="float" office:value="NaN">
                <text:p>NaN</text:p>
                <draw:g>
                  <svg:desc>Sheet1.D45:Sheet1.D48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1.03125">
                <text:p>1.0312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1.05978260869565">
                <text:p>1.05978260869565</text:p>
              </table:table-cell>
              <table:table-cell office:value-type="float" office:value="1.05978260869565">
                <text:p>1.059782608695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32cm" svg:y="0.316cm" chart:style-name="ch2">
          <text:p>Matrix Multiplication</text:p>
        </chart:title>
        <chart:legend chart:legend-position="end" svg:x="14.1cm" svg:y="3.454cm" style:legend-expansion="high" chart:style-name="ch3"/>
        <chart:plot-area chart:style-name="ch4" table:cell-range-address="Sheet1.A53:Sheet1.E58" chart:data-source-has-labels="both" svg:x="1.331cm" svg:y="1.275cm" svg:width="12.449cm" svg:height="6.564cm">
          <chartooo:coordinate-region svg:x="1.952cm" svg:y="1.474cm" svg:width="11.27cm" svg:height="5.718cm"/>
          <chart:axis chart:dimension="x" chart:name="primary-x" chart:style-name="ch5" chartooo:axis-type="auto">
            <chart:title svg:x="7.379cm" svg:y="8.019cm" chart:style-name="ch6">
              <text:p>N</text:p>
            </chart:title>
            <chart:categories table:cell-range-address="Sheet1.A54:Sheet1.A58"/>
            <chart:grid chart:style-name="ch7" chart:class="major"/>
          </chart:axis>
          <chart:axis chart:dimension="y" chart:name="primary-y" chart:style-name="ch5">
            <chart:title svg:x="0.451cm" svg:y="5.117cm" chart:style-name="ch8">
              <text:p>time [s]</text:p>
            </chart:title>
            <chart:grid chart:style-name="ch7" chart:class="major"/>
          </chart:axis>
          <chart:series chart:style-name="ch9" chart:values-cell-range-address="Sheet1.B54:Sheet1.B58" chart:label-cell-address="Sheet1.B53:Sheet1.B53" chart:class="chart:scatter">
            <chart:domain table:cell-range-address="Sheet1.A54:Sheet1.A58"/>
            <chart:data-point chart:repeated="5"/>
          </chart:series>
          <chart:series chart:style-name="ch10" chart:values-cell-range-address="Sheet1.C54:Sheet1.C58" chart:label-cell-address="Sheet1.C53:Sheet1.C53" chart:class="chart:scatter">
            <chart:data-point chart:repeated="5"/>
          </chart:series>
          <chart:series chart:style-name="ch11" chart:values-cell-range-address="Sheet1.D54:Sheet1.D58" chart:label-cell-address="Sheet1.D53:Sheet1.D53" chart:class="chart:scatter">
            <chart:data-point chart:repeated="5"/>
          </chart:series>
          <chart:series chart:style-name="ch12" chart:values-cell-range-address="Sheet1.E54:Sheet1.E58" chart:label-cell-address="Sheet1.E53:Sheet1.E5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53:Sheet1.B53</svg:desc>
                </draw:g>
              </table:table-cell>
              <table:table-cell office:value-type="string">
                <text:p>2 T</text:p>
                <draw:g>
                  <svg:desc>Sheet1.C53:Sheet1.C53</svg:desc>
                </draw:g>
              </table:table-cell>
              <table:table-cell office:value-type="string">
                <text:p>4 T</text:p>
                <draw:g>
                  <svg:desc>Sheet1.D53:Sheet1.D53</svg:desc>
                </draw:g>
              </table:table-cell>
              <table:table-cell office:value-type="string">
                <text:p>8 T</text:p>
                <draw:g>
                  <svg:desc>Sheet1.E53:Sheet1.E53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54:Sheet1.A58</svg:desc>
                </draw:g>
              </table:table-cell>
              <table:table-cell office:value-type="float" office:value="0.68">
                <text:p>0.68</text:p>
                <draw:g>
                  <svg:desc>Sheet1.B54:Sheet1.B58</svg:desc>
                </draw:g>
              </table:table-cell>
              <table:table-cell office:value-type="float" office:value="0.35">
                <text:p>0.35</text:p>
                <draw:g>
                  <svg:desc>Sheet1.C54:Sheet1.C58</svg:desc>
                </draw:g>
              </table:table-cell>
              <table:table-cell office:value-type="float" office:value="0.2">
                <text:p>0.2</text:p>
                <draw:g>
                  <svg:desc>Sheet1.D54:Sheet1.D58</svg:desc>
                </draw:g>
              </table:table-cell>
              <table:table-cell office:value-type="float" office:value="0.12">
                <text:p>0.12</text:p>
                <draw:g>
                  <svg:desc>Sheet1.E54:Sheet1.E5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.87">
                <text:p>8.87</text:p>
              </table:table-cell>
              <table:table-cell office:value-type="float" office:value="4.78">
                <text:p>4.78</text:p>
              </table:table-cell>
              <table:table-cell office:value-type="float" office:value="2.4">
                <text:p>2.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1.9">
                <text:p>31.9</text:p>
              </table:table-cell>
              <table:table-cell office:value-type="float" office:value="16.29">
                <text:p>16.29</text:p>
              </table:table-cell>
              <table:table-cell office:value-type="float" office:value="8.83">
                <text:p>8.83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21.74">
                <text:p>21.74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50">
                <text:p>150</text:p>
              </table:table-cell>
              <table:table-cell office:value-type="float" office:value="81.6">
                <text:p>81.6</text:p>
              </table:table-cell>
              <table:table-cell office:value-type="float" office:value="44.5">
                <text:p>44.5</text:p>
              </table:table-cell>
              <table:table-cell office:value-type="float" office:value="25.29">
                <text:p>25.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Speedup Matrix Multiplication</text:p>
        </chart:title>
        <chart:legend chart:legend-position="end" svg:x="14.742cm" svg:y="3.703cm" style:legend-expansion="high" chart:style-name="ch3"/>
        <chart:plot-area chart:style-name="ch4" table:cell-range-address="Sheet1.A62:Sheet1.D67" chart:data-source-has-labels="both" svg:x="1.331cm" svg:y="1.275cm" svg:width="13.091cm" svg:height="7.545cm">
          <chartooo:coordinate-region svg:x="1.767cm" svg:y="1.475cm" svg:width="12.655cm" svg:height="6.698cm"/>
          <chart:axis chart:dimension="x" chart:name="primary-x" chart:style-name="ch5" chartooo:axis-type="auto">
            <chartooo:date-scale/>
            <chart:categories table:cell-range-address="Sheet1.A63:Sheet1.A67"/>
          </chart:axis>
          <chart:axis chart:dimension="y" chart:name="primary-y" chart:style-name="ch6">
            <chart:title svg:x="0.451cm" svg:y="5.739cm" chart:style-name="ch7">
              <text:p>speedup</text:p>
            </chart:title>
            <chart:grid chart:style-name="ch8" chart:class="major"/>
          </chart:axis>
          <chart:series chart:style-name="ch9" chart:values-cell-range-address="Sheet1.B63:Sheet1.B67" chart:label-cell-address="Sheet1.B62:Sheet1.B62" chart:class="chart:bar">
            <chart:data-point chart:repeated="5"/>
          </chart:series>
          <chart:series chart:style-name="ch10" chart:values-cell-range-address="Sheet1.C63:Sheet1.C67" chart:label-cell-address="Sheet1.C62:Sheet1.C62" chart:class="chart:bar">
            <chart:data-point chart:repeated="5"/>
          </chart:series>
          <chart:series chart:style-name="ch11" chart:values-cell-range-address="Sheet1.D63:Sheet1.D67" chart:label-cell-address="Sheet1.D62:Sheet1.D6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</text:p>
                <draw:g>
                  <svg:desc>Sheet1.B62:Sheet1.B62</svg:desc>
                </draw:g>
              </table:table-cell>
              <table:table-cell office:value-type="string">
                <text:p>4 T</text:p>
                <draw:g>
                  <svg:desc>Sheet1.C62:Sheet1.C62</svg:desc>
                </draw:g>
              </table:table-cell>
              <table:table-cell office:value-type="string">
                <text:p>8 T</text:p>
                <draw:g>
                  <svg:desc>Sheet1.D62:Sheet1.D6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63:Sheet1.A67</svg:desc>
                </draw:g>
              </table:table-cell>
              <table:table-cell office:value-type="float" office:value="1.94285714285714">
                <text:p>1.94285714285714</text:p>
                <draw:g>
                  <svg:desc>Sheet1.B63:Sheet1.B67</svg:desc>
                </draw:g>
              </table:table-cell>
              <table:table-cell office:value-type="float" office:value="3.4">
                <text:p>3.4</text:p>
                <draw:g>
                  <svg:desc>Sheet1.C63:Sheet1.C67</svg:desc>
                </draw:g>
              </table:table-cell>
              <table:table-cell office:value-type="float" office:value="5.66666666666667">
                <text:p>5.66666666666667</text:p>
                <draw:g>
                  <svg:desc>Sheet1.D63:Sheet1.D6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85564853556485">
                <text:p>1.85564853556485</text:p>
              </table:table-cell>
              <table:table-cell office:value-type="float" office:value="3.69583333333333">
                <text:p>3.69583333333333</text:p>
              </table:table-cell>
              <table:table-cell office:value-type="float" office:value="6.38129496402878">
                <text:p>6.3812949640287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95825659914058">
                <text:p>1.95825659914058</text:p>
              </table:table-cell>
              <table:table-cell office:value-type="float" office:value="3.61268403171008">
                <text:p>3.61268403171008</text:p>
              </table:table-cell>
              <table:table-cell office:value-type="float" office:value="6.29191321499014">
                <text:p>6.291913214990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95">
                <text:p>1.95</text:p>
              </table:table-cell>
              <table:table-cell office:value-type="float" office:value="3.58785648574057">
                <text:p>3.58785648574057</text:p>
              </table:table-cell>
              <table:table-cell office:value-type="float" office:value="6.16113744075829">
                <text:p>6.1611374407582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83823529411765">
                <text:p>1.83823529411765</text:p>
              </table:table-cell>
              <table:table-cell office:value-type="float" office:value="3.37078651685393">
                <text:p>3.37078651685393</text:p>
              </table:table-cell>
              <table:table-cell office:value-type="float" office:value="5.93119810201661">
                <text:p>5.931198102016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6cm" chart:style-name="ch2">
          <text:p>Efficiency</text:p>
        </chart:title>
        <chart:legend chart:legend-position="end" svg:x="14.742cm" svg:y="3.703cm" style:legend-expansion="high" chart:style-name="ch3"/>
        <chart:plot-area chart:style-name="ch4" table:cell-range-address="Sheet1.A71:Sheet1.D76" chart:data-source-has-labels="both" svg:x="1.331cm" svg:y="1.275cm" svg:width="13.091cm" svg:height="7.545cm">
          <chartooo:coordinate-region svg:x="2.058cm" svg:y="1.475cm" svg:width="12.364cm" svg:height="6.698cm"/>
          <chart:axis chart:dimension="x" chart:name="primary-x" chart:style-name="ch5" chartooo:axis-type="auto">
            <chartooo:date-scale/>
            <chart:categories table:cell-range-address="Sheet1.A72:Sheet1.A76"/>
          </chart:axis>
          <chart:axis chart:dimension="y" chart:name="primary-y" chart:style-name="ch6">
            <chart:title svg:x="0.451cm" svg:y="5.779cm" chart:style-name="ch7">
              <text:p>efficiency</text:p>
            </chart:title>
            <chart:grid chart:style-name="ch8" chart:class="major"/>
          </chart:axis>
          <chart:series chart:style-name="ch9" chart:values-cell-range-address="Sheet1.B72:Sheet1.B76" chart:label-cell-address="Sheet1.B71:Sheet1.B71" chart:class="chart:bar">
            <chart:data-point chart:repeated="5"/>
          </chart:series>
          <chart:series chart:style-name="ch10" chart:values-cell-range-address="Sheet1.C72:Sheet1.C76" chart:label-cell-address="Sheet1.C71:Sheet1.C71" chart:class="chart:bar">
            <chart:data-point chart:repeated="5"/>
          </chart:series>
          <chart:series chart:style-name="ch11" chart:values-cell-range-address="Sheet1.D72:Sheet1.D76" chart:label-cell-address="Sheet1.D71:Sheet1.D7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</text:p>
                <draw:g>
                  <svg:desc>Sheet1.B71:Sheet1.B71</svg:desc>
                </draw:g>
              </table:table-cell>
              <table:table-cell office:value-type="string">
                <text:p>4 T</text:p>
                <draw:g>
                  <svg:desc>Sheet1.C71:Sheet1.C71</svg:desc>
                </draw:g>
              </table:table-cell>
              <table:table-cell office:value-type="string">
                <text:p>8 T</text:p>
                <draw:g>
                  <svg:desc>Sheet1.D71:Sheet1.D7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72:Sheet1.A76</svg:desc>
                </draw:g>
              </table:table-cell>
              <table:table-cell office:value-type="float" office:value="0.971428571428571">
                <text:p>0.971428571428571</text:p>
                <draw:g>
                  <svg:desc>Sheet1.B72:Sheet1.B76</svg:desc>
                </draw:g>
              </table:table-cell>
              <table:table-cell office:value-type="float" office:value="0.85">
                <text:p>0.85</text:p>
                <draw:g>
                  <svg:desc>Sheet1.C72:Sheet1.C76</svg:desc>
                </draw:g>
              </table:table-cell>
              <table:table-cell office:value-type="float" office:value="0.708333333333333">
                <text:p>0.708333333333333</text:p>
                <draw:g>
                  <svg:desc>Sheet1.D72:Sheet1.D7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27824267782427">
                <text:p>0.927824267782427</text:p>
              </table:table-cell>
              <table:table-cell office:value-type="float" office:value="0.923958333333333">
                <text:p>0.923958333333333</text:p>
              </table:table-cell>
              <table:table-cell office:value-type="float" office:value="0.797661870503597">
                <text:p>0.79766187050359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979128299570288">
                <text:p>0.979128299570288</text:p>
              </table:table-cell>
              <table:table-cell office:value-type="float" office:value="0.90317100792752">
                <text:p>0.90317100792752</text:p>
              </table:table-cell>
              <table:table-cell office:value-type="float" office:value="0.786489151873767">
                <text:p>0.7864891518737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975">
                <text:p>0.975</text:p>
              </table:table-cell>
              <table:table-cell office:value-type="float" office:value="0.896964121435143">
                <text:p>0.896964121435143</text:p>
              </table:table-cell>
              <table:table-cell office:value-type="float" office:value="0.770142180094787">
                <text:p>0.77014218009478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919117647058824">
                <text:p>0.919117647058824</text:p>
              </table:table-cell>
              <table:table-cell office:value-type="float" office:value="0.842696629213483">
                <text:p>0.842696629213483</text:p>
              </table:table-cell>
              <table:table-cell office:value-type="float" office:value="0.741399762752076">
                <text:p>0.7413997627520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